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2">
      <style:graphic-properties draw:fill="none" draw:stroke="solid" svg:stroke-width="0.03125in" svg:stroke-color="#000000" draw:marker-end="a381" svg:stroke-opacity="100%" draw:stroke-linejoin="miter" svg:stroke-linecap="butt"/>
    </style:style>
    <style:style style:family="graphic" style:name="a384">
      <style:graphic-properties draw:fill="none" draw:stroke="solid" svg:stroke-width="0.03125in" svg:stroke-color="#000000" draw:marker-end="a383" svg:stroke-opacity="100%" draw:stroke-linejoin="miter" svg:stroke-linecap="butt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onnector draw:type="line" svg:x1="1.60825in" svg:y1="5.73196in" svg:x2="1.60825in" svg:y2="1.76289in" draw:id="id63" draw:style-name="a382" draw:name="Straight Arrow Connector 4">
          <svg:title/>
          <svg:desc/>
        </draw:connector>
        <draw:connector draw:type="line" svg:x1="1.60825in" svg:y1="5.73196in" svg:x2="11.2in" svg:y2="5.73196in" draw:id="id64" draw:style-name="a384" draw:name="Straight Arrow Connector 5">
          <svg:title/>
          <svg:desc/>
        </draw:connector>
        <draw:frame draw:id="id65" draw:style-name="a388" draw:name="TextBox 8" svg:x="1.20869in" svg:y="1.61506in" svg:width="0.60869in" svg:height="0.70684in">
          <draw:text-box>
            <text:p text:style-name="a387" text:class-names="" text:cond-style-name=""><text:span text:style-name="a385" text:class-names="">I</text:span><text:span text:style-name="a386" text:class-names=""/></text:p>
          </draw:text-box>
          <svg:title/>
          <svg:desc/>
        </draw:frame>
        <draw:frame draw:id="id66" draw:style-name="a392" draw:name="TextBox 9" svg:x="10.71448in" svg:y="5.73501in" svg:width="0.60869in" svg:height="0.70684in">
          <draw:text-box>
            <text:p text:style-name="a391" text:class-names="" text:cond-style-name=""><text:span text:style-name="a389" text:class-names="">t</text:span><text:span text:style-name="a390" text:class-names=""/></text:p>
          </draw:text-box>
          <svg:title/>
          <svg:desc/>
        </draw:frame>
        <draw:custom-shape svg:x="1.61191in" svg:y="2.32141in" svg:width="0.52577in" svg:height="3.40701in" draw:id="id67" draw:style-name="a395" draw:name="Rectangle 10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06in" svg:y="2.31884in" svg:width="0.39953in" svg:height="3.41006in" draw:id="id68" draw:style-name="a398" draw:name="Rectangle 16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49in" svg:y="2.30291in" svg:width="0.39953in" svg:height="3.41006in" draw:id="id69" draw:style-name="a401" draw:name="Rectangle 1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708in" svg:y="2.3116in" svg:width="0.39953in" svg:height="3.41006in" draw:id="id70" draw:style-name="a404" draw:name="Rectangle 1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1592in" svg:y="2.31389in" svg:width="0.39953in" svg:height="3.41006in" draw:id="id71" draw:style-name="a407" draw:name="Rectangle 19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0577in" svg:y="2.32899in" svg:width="0.39953in" svg:height="3.41006in" draw:id="id72" draw:style-name="a410" draw:name="Rectangle 20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2461in" svg:y="2.31305in" svg:width="0.39953in" svg:height="3.41006in" draw:id="id73" draw:style-name="a413" draw:name="Rectangle 21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0143in" svg:y="2.31159in" svg:width="0.39953in" svg:height="3.41006in" draw:id="id74" draw:style-name="a416" draw:name="Rectangle 22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2027in" svg:y="2.30607in" svg:width="0.39953in" svg:height="3.41006in" draw:id="id75" draw:style-name="a419" draw:name="Rectangle 2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3075in" svg:y="2.30547in" svg:width="0.52577in" svg:height="3.40701in" draw:id="id76" draw:style-name="a422" draw:name="Rectangle 24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4813in" svg:y="2.30979in" svg:width="0.52577in" svg:height="3.40701in" draw:id="id77" draw:style-name="a425" draw:name="Rectangle 25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7422in" svg:y="2.30808in" svg:width="0.52577in" svg:height="3.40701in" draw:id="id78" draw:style-name="a428" draw:name="Rectangle 26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5381in" svg:height="0.27274in" draw:id="id79" draw:style-name="a431" draw:transform="translate(-0.1769in -0.13637in) rotate(-1.5708) translate(2.18427in 2.11876in)" draw:name="Left Brace 27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80" draw:style-name="a435" draw:name="TextBox 28" svg:x="1.87479in" svg:y="1.31554in" svg:width="1.08694in" svg:height="0.70684in">
          <draw:text-box>
            <text:p text:style-name="a434" text:class-names="" text:cond-style-name=""><text:span text:style-name="a432" text:class-names="">∆t</text:span><text:span text:style-name="a433" text:class-names=""/></text:p>
          </draw:text-box>
          <svg:title/>
          <svg:desc/>
        </draw:frame>
        <draw:custom-shape svg:width="0.35381in" svg:height="0.27274in" draw:id="id81" draw:style-name="a438" draw:transform="translate(-0.1769in -0.13637in) rotate(-1.5708) translate(4.37702in 2.06802in)" draw:name="Left Brace 29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82" draw:style-name="a442" draw:name="TextBox 30" svg:x="4.06754in" svg:y="1.26481in" svg:width="1.08694in" svg:height="0.70684in">
          <draw:text-box>
            <text:p text:style-name="a441" text:class-names="" text:cond-style-name=""><text:span text:style-name="a439" text:class-names="">∆t</text:span><text:span text:style-name="a44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381" svg:viewBox="0 0 20 30" svg:d="m10 0-10 30h20z"/>
    <draw:marker draw:name="a38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chatt, Leonhard</meta:initial-creator>
    <dc:creator>Schatt, Leonhard</dc:creator>
    <meta:creation-date>2023-06-14T10:18:31Z</meta:creation-date>
    <dc:date>2023-06-14T10:35:10Z</dc:date>
    <meta:editing-cycles>1</meta:editing-cycles>
    <meta:editing-duration>PT0S</meta:editing-duration>
    <meta:document-statistic meta:paragraph-count="4" meta:word-count="6"/>
  </office:meta>
</office:document-meta>
</file>